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P2]+[.GR2]+[.GS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GP3]+[.GR3]+[.GS3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GP4]+[.GR4]+[.GS4]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GP5]+[.GR5]+[.GS5]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GP6]+[.GR6]+[.GS6]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GP7]+[.GR7]+[.GS7]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GP8]+[.GR8]+[.GS8]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GP9]+[.GR9]+[.GS9]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GP10]+[.GR10]+[.GS10]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GP11]+[.GR11]+[.GS11]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GP12]+[.GR12]+[.GS12]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P13]+[.GR13]+[.GS13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P14]+[.GR14]+[.GS14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P15]+[.GR15]+[.GS15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P16]+[.GR16]+[.GS16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P17]+[.GR17]+[.GS17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P18]+[.GR18]+[.GS18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P19]+[.GR19]+[.GS19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GP20]+[.GR20]+[.GS20]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GP21]+[.GR21]+[.GS21]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GP22]+[.GR22]+[.GS22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GP23]+[.GR23]+[.GS23]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GP24]+[.GR24]+[.GS24]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GP25]+[.GR25]+[.GS25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GP26]+[.GR26]+[.GS26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GP27]+[.GR27]+[.GS27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GP28]+[.GR28]+[.GS28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GP29]+[.GR29]+[.GS29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GP30]+[.GR30]+[.GS30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GP31]+[.GR31]+[.GS31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GP32]+[.GR32]+[.GS32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GP33]+[.GR33]+[.GS33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GP34]+[.GR34]+[.GS34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formula="of:=[.GP35]+[.GR35]+[.GS35]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formula="of:=[.GP36]+[.GR36]+[.GS36]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table:formula="of:=[.GP37]+[.GR37]+[.GS37]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table:formula="of:=[.GP38]+[.GR38]+[.GS38]"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GP39]+[.GR39]+[.GS39]"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formula="of:=[.GP40]+[.GR40]+[.GS40]"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table:formula="of:=[.GP41]+[.GR41]+[.GS41]"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table:formula="of:=[.GP42]+[.GR42]+[.GS42]"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table:formula="of:=[.GP43]+[.GR43]+[.GS43]"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formula="of:=[.GP44]+[.GR44]+[.GS44]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table:formula="of:=[.GP45]+[.GR45]+[.GS45]"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table:formula="of:=[.GP46]+[.GR46]+[.GS46]"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table:formula="of:=[.GP47]+[.GR47]+[.GS47]"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table:formula="of:=[.GP48]+[.GR48]+[.GS48]"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table:formula="of:=[.GP49]+[.GR49]+[.GS49]"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table:formula="of:=[.GP50]+[.GR50]+[.GS50]"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table:formula="of:=[.GP51]+[.GR51]+[.GS51]"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table:formula="of:=[.GP52]+[.GR52]+[.GS52]"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table:formula="of:=[.GP53]+[.GR53]+[.GS53]"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table:formula="of:=[.GP54]+[.GR54]+[.GS54]"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table:formula="of:=[.GP55]+[.GR55]+[.GS55]"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table:formula="of:=[.GP56]+[.GR56]+[.GS56]"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table:formula="of:=[.GP57]+[.GR57]+[.GS57]"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table:formula="of:=[.GP58]+[.GR58]+[.GS58]"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table:formula="of:=[.GP59]+[.GR59]+[.GS59]"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table:formula="of:=[.GP60]+[.GR60]+[.GS60]"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table:formula="of:=[.GP61]+[.GR61]+[.GS61]"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table:formula="of:=[.GP62]+[.GR62]+[.GS62]"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table:formula="of:=[.GP63]+[.GR63]+[.GS63]"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table:formula="of:=[.GP64]+[.GR64]+[.GS64]"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table:formula="of:=[.GP65]+[.GR65]+[.GS65]"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table:formula="of:=[.GP66]+[.GR66]+[.GS66]"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table:formula="of:=[.GP67]+[.GR67]+[.GS67]"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9T15:23:15.963201730</dc:date>
    <meta:editing-duration>PT25S</meta:editing-duration>
    <meta:editing-cycles>1</meta:editing-cycles>
    <meta:generator>LibreOffice/6.3.5.2$Linux_X86_64 LibreOffice_project/30$Build-2</meta:generator>
    <meta:document-statistic meta:table-count="1" meta:cell-count="11787" meta:object-count="0"/>
  </office:meta>
</office:document-meta>
</file>